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585BD850E9C53EC6EC.png" manifest:media-type="image/png"/>
  <manifest:file-entry manifest:full-path="Pictures/1000A768000033AD00003E03B9C266FC12E677AA.svg" manifest:media-type="image/svg+xml"/>
  <manifest:file-entry manifest:full-path="Pictures/1000020100000230000001144DC94E3613FB216D.png" manifest:media-type="image/png"/>
  <manifest:file-entry manifest:full-path="Pictures/10006736000039E100001C874C98F3520277A45F.svg" manifest:media-type="image/svg+xml"/>
  <manifest:file-entry manifest:full-path="Pictures/1000020100000227000001AC1A72FFC5ED21A04B.png" manifest:media-type="image/png"/>
  <manifest:file-entry manifest:full-path="Pictures/100002010000021C00000133367C236B8D7B93E5.png" manifest:media-type="image/png"/>
  <manifest:file-entry manifest:full-path="Pictures/10007759000037D000001FBB5D058865C333A34F.svg" manifest:media-type="image/svg+xml"/>
  <manifest:file-entry manifest:full-path="Pictures/100086F6000038F300002C3C38D5D786AC8DE22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1" svg:font-family="aakar" style:font-family-generic="roman" style:font-pitch="variable"/>
    <style:font-face style:name="aakar2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149cm" fo:min-width="0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88cm, 0cm, 1.567cm, 1.566cm)" draw:image-opacity="100%" style:mirror="none"/>
    </style:style>
    <style:style style:name="gr2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2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4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0.2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6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47cm, 0cm, 5.508cm, 1.567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9cm, 1.567cm)" draw:image-opacity="100%" style:mirror="none"/>
    </style:style>
    <style:style style:name="gr35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4" style:family="paragraph">
      <loext:graphic-properties draw:fill="solid" draw:fill-color="#d9531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aakar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akar"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16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akar" fo:font-size="15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ffff"/>
      <style:paragraph-properties style:writing-mode="lr-tb"/>
      <style:text-properties style:font-name="aakar" fo:font-size="16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aakar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05fe04"/>
      <style:paragraph-properties fo:text-align="center"/>
    </style:style>
    <style:style style:name="P15" style:family="paragraph">
      <loext:graphic-properties draw:fill="solid" draw:fill-color="#fe0215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10pt" fo:font-weight="normal" style:font-size-asian="24pt" style:font-size-complex="2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size-complex="20pt"/>
    </style:style>
    <style:style style:name="T4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5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6" style:family="text">
      <style:text-properties style:font-name="aakar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aakar" fo:font-size="12pt" fo:font-weight="bold" style:font-size-asian="18pt" style:font-weight-asian="bold" style:font-size-complex="18pt" style:font-weight-complex="bold"/>
    </style:style>
    <style:style style:name="T8" style:family="text">
      <style:text-properties style:font-name="aakar" fo:font-size="16pt" fo:font-weight="bold" style:font-size-asian="18pt" style:font-weight-asian="bold" style:font-size-complex="18pt" style:font-weight-complex="bold"/>
    </style:style>
    <style:style style:name="T9" style:family="text">
      <style:text-properties style:font-name="aakar" fo:font-size="15pt" fo:font-weight="bold" style:font-size-asian="18pt" style:font-weight-asian="bold" style:font-size-complex="18pt" style:font-weight-complex="bold"/>
    </style:style>
    <style:style style:name="T10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style:font-name="aaka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aakar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2cm" svg:height="0.645cm" svg:x="22.68cm" svg:y="30.955cm">
          <draw:text-box>
            <text:p><text:span text:style-name="T1">...</text:span></text:p>
          </draw:text-box>
        </draw:frame>
        <draw:frame draw:style-name="gr2" draw:text-style-name="P3" draw:layer="layout" svg:width="4.2cm" svg:height="2.712cm" svg:x="2.9cm" svg:y="0.288cm">
          <draw:text-box>
            <text:p text:style-name="P2"><text:span text:style-name="T2">(</text:span><text:span text:style-name="T2">1</text:span><text:span text:style-name="T2">)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s</text:span><text:span text:style-name="T3">e </text:span><text:span text:style-name="T3">i</text:span><text:span text:style-name="T3">n</text:span><text:span text:style-name="T3">c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<text:line-break/></text:span><text:span text:style-name="T3">p</text:span><text:span text:style-name="T3">a</text:span><text:span text:style-name="T3">rt</text:span><text:span text:style-name="T3">i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/text:p>
          </draw:text-box>
        </draw:frame>
        <draw:frame draw:style-name="gr3" draw:text-style-name="P3" draw:layer="layout" svg:width="4.8cm" svg:height="4.286cm" svg:x="10.4cm" svg:y="0.314cm">
          <draw:text-box>
            <text:p text:style-name="P2"><text:span text:style-name="T2">(3) </text:span><text:span text:style-name="T3">Simulat</text:span><text:span text:style-name="T3">e </text:span><text:span text:style-name="T3">epidemi</text:span><text:span text:style-name="T3">c</text:span></text:p>
            <text:p text:style-name="P2"><text:span text:style-name="T3">over </text:span><text:span text:style-name="T4">P</text:span><text:span text:style-name="T4"><text:line-break/></text:span><text:span text:style-name="T5">partition</text:span><text:span text:style-name="T5">ed </text:span><text:span text:style-name="T5">timestep</text:span><text:span text:style-name="T5">s</text:span></text:p>
          </draw:text-box>
        </draw:frame>
        <draw:frame draw:style-name="gr4" draw:text-style-name="P3" draw:layer="layout" svg:width="5.5cm" svg:height="3.499cm" svg:x="17.8cm" svg:y="0.3cm">
          <draw:text-box>
            <text:p text:style-name="P2"><text:span text:style-name="T2">(4</text:span><text:span text:style-name="T2">)</text:span><text:span text:style-name="T3"> </text:span><text:span text:style-name="T3">R</text:span><text:span text:style-name="T3">ep</text:span><text:span text:style-name="T3">ea</text:span><text:span text:style-name="T3">t </text:span><text:span text:style-name="T3">ste</text:span><text:span text:style-name="T3">ps </text:span><text:span text:style-name="T2">(1</text:span><text:span text:style-name="T2">-</text:span><text:span text:style-name="T2">3)</text:span><text:span text:style-name="T3"> </text:span><text:span text:style-name="T3">un</text:span><text:span text:style-name="T3">til</text:span></text:p>
            <text:p text:style-name="P2"><text:span text:style-name="T4">M</text:span><text:span text:style-name="T3"> </text:span><text:span text:style-name="T3">m</text:span><text:span text:style-name="T3">at</text:span><text:span text:style-name="T3">ch</text:span><text:span text:style-name="T3">es </text:span><text:span text:style-name="T3">ar</text:span><text:span text:style-name="T3">e </text:span><text:span text:style-name="T3">ob</text:span><text:span text:style-name="T3">tai</text:span><text:span text:style-name="T3">ne</text:span><text:span text:style-name="T3">d</text:span></text:p>
          </draw:text-box>
        </draw:frame>
        <draw:custom-shape draw:style-name="gr5" draw:text-style-name="P4" draw:layer="layout" svg:width="1.199cm" svg:height="0.5cm" draw:transform="rotate (0.785398163397448) translate (7.699cm 11.9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5.824cm" svg:height="4.523cm" svg:x="1.3cm" svg:y="8.8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1A72FFC5ED21A04B.png" xlink:type="simple" xlink:show="embed" xlink:actuate="onLoad" loext:mime-type="image/png"/>
        </draw:frame>
        <draw:g>
          <draw:frame draw:style-name="gr7" draw:text-style-name="P6" draw:layer="layout" svg:width="0.9cm" svg:height="0.878cm" svg:x="4.399cm" svg:y="12.9cm">
            <draw:text-box>
              <text:p text:style-name="P2"><text:span text:style-name="T6">R</text:span></text:p>
            </draw:text-box>
          </draw:frame>
          <draw:frame draw:style-name="gr8" draw:text-style-name="P7" draw:layer="layout" svg:width="0.9cm" svg:height="0.721cm" svg:x="4.799cm" svg:y="13.179cm">
            <draw:text-box>
              <text:p text:style-name="P2"><text:span text:style-name="T7">2</text:span></text:p>
            </draw:text-box>
          </draw:frame>
        </draw:g>
        <draw:frame draw:style-name="gr9" draw:text-style-name="P8" draw:layer="layout" svg:width="3cm" svg:height="2.1cm" draw:transform="rotate (1.5707963267949) translate (0.5cm 12.3cm)">
          <draw:text-box>
            <text:p text:style-name="P2"><text:span text:style-name="T8">Prob</text:span><text:span text:style-name="T8">abili</text:span><text:span text:style-name="T8">ty </text:span><text:span text:style-name="T8">dens</text:span><text:span text:style-name="T8">ity</text:span></text:p>
          </draw:text-box>
        </draw:frame>
        <draw:custom-shape draw:style-name="gr10" draw:text-style-name="P9" draw:layer="layout" svg:width="0.6cm" svg:height="3.6cm" svg:x="2.2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5cm" svg:height="0.4cm" svg:x="2.5cm" svg:y="12.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018cm" svg:height="0.839cm" svg:x="2.176cm" svg:y="11.967cm">
          <draw:text-box>
            <text:p><text:span text:style-name="T9">0</text:span></text:p>
          </draw:text-box>
        </draw:frame>
        <draw:frame draw:style-name="gr13" draw:text-style-name="P10" draw:layer="layout" svg:width="1.179cm" svg:height="0.839cm" svg:x="1.777cm" svg:y="11.368cm">
          <draw:text-box>
            <text:p><text:span text:style-name="T9">0</text:span><text:span text:style-name="T9">.</text:span><text:span text:style-name="T9">1</text:span></text:p>
          </draw:text-box>
        </draw:frame>
        <draw:frame draw:style-name="gr13" draw:text-style-name="P10" draw:layer="layout" svg:width="1.179cm" svg:height="0.839cm" svg:x="1.78cm" svg:y="10.72cm">
          <draw:text-box>
            <text:p><text:span text:style-name="T9">0.2</text:span></text:p>
          </draw:text-box>
        </draw:frame>
        <draw:frame draw:style-name="gr13" draw:text-style-name="P10" draw:layer="layout" svg:width="1.179cm" svg:height="0.839cm" svg:x="1.779cm" svg:y="10.07cm">
          <draw:text-box>
            <text:p><text:span text:style-name="T9">0</text:span><text:span text:style-name="T9">.</text:span><text:span text:style-name="T9">3</text:span></text:p>
          </draw:text-box>
        </draw:frame>
        <draw:frame draw:style-name="gr13" draw:text-style-name="P10" draw:layer="layout" svg:width="1.179cm" svg:height="0.839cm" svg:x="1.78cm" svg:y="9.471cm">
          <draw:text-box>
            <text:p><text:span text:style-name="T9">0.4</text:span></text:p>
          </draw:text-box>
        </draw:frame>
        <draw:frame draw:style-name="gr12" draw:text-style-name="P10" draw:layer="layout" svg:width="1.018cm" svg:height="0.839cm" svg:x="2.475cm" svg:y="12.367cm">
          <draw:text-box>
            <text:p><text:span text:style-name="T9">0</text:span></text:p>
          </draw:text-box>
        </draw:frame>
        <draw:frame draw:style-name="gr12" draw:text-style-name="P10" draw:layer="layout" svg:width="1.018cm" svg:height="0.839cm" svg:x="4.33cm" svg:y="12.37cm">
          <draw:text-box>
            <text:p><text:span text:style-name="T9">5</text:span></text:p>
          </draw:text-box>
        </draw:frame>
        <draw:frame draw:style-name="gr12" draw:text-style-name="P10" draw:layer="layout" svg:width="1.018cm" svg:height="0.839cm" svg:x="6.075cm" svg:y="12.369cm">
          <draw:text-box>
            <text:p><text:span text:style-name="T9">10</text:span></text:p>
          </draw:text-box>
        </draw:frame>
        <draw:custom-shape draw:style-name="gr14" draw:text-style-name="P9" draw:layer="layout" svg:width="0.7cm" svg:height="3.6cm" svg:x="5cm" svg:y="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9cm" svg:height="0.8cm" svg:x="5.9cm" svg:y="7.6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5" draw:layer="layout" svg:width="7.145cm" svg:height="3.8cm" svg:x="2cm" svg:y="3.7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4DC94E3613FB216D.png" xlink:type="simple" xlink:show="embed" xlink:actuate="onLoad" loext:mime-type="image/png"/>
          </draw:frame>
          <draw:frame draw:style-name="gr7" draw:text-style-name="P11" draw:layer="layout" svg:width="2.656cm" svg:height="0.878cm" draw:transform="rotate (1.5707963267949) translate (1.422cm 7.156cm)">
            <draw:text-box>
              <text:p><text:span text:style-name="T8">In</text:span><text:span text:style-name="T8">ci</text:span><text:span text:style-name="T8">d</text:span><text:span text:style-name="T8">e</text:span><text:span text:style-name="T8">n</text:span><text:span text:style-name="T8">c</text:span><text:span text:style-name="T8">e</text:span></text:p>
            </draw:text-box>
          </draw:frame>
          <draw:custom-shape draw:style-name="gr16" draw:text-style-name="P9" draw:layer="layout" svg:width="0.798cm" svg:height="2.3cm" draw:transform="skewX (0.00349065850398866) translate (2.078cm 5cm)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0" draw:layer="layout" svg:width="1.018cm" svg:height="0.839cm" svg:x="1.96cm" svg:y="5.3cm">
            <draw:text-box>
              <text:p><text:span text:style-name="T9">2</text:span><text:span text:style-name="T9">0</text:span></text:p>
            </draw:text-box>
          </draw:frame>
          <draw:frame draw:style-name="gr12" draw:text-style-name="P10" draw:layer="layout" svg:width="1.018cm" svg:height="0.839cm" svg:x="2.2cm" svg:y="6.161cm">
            <draw:text-box>
              <text:p><text:span text:style-name="T9">0</text:span></text:p>
            </draw:text-box>
          </draw:frame>
          <draw:custom-shape draw:style-name="gr17" draw:text-style-name="P9" draw:layer="layout" svg:width="5.3cm" svg:height="0.7cm" draw:transform="skewX (0.00279252680319093) translate (3.002cm 6.6cm)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0" draw:layer="layout" svg:width="1.018cm" svg:height="0.839cm" svg:x="3.75cm" svg:y="6.56cm">
            <draw:text-box>
              <text:p><text:span text:style-name="T9">1</text:span></text:p>
            </draw:text-box>
          </draw:frame>
          <draw:frame draw:style-name="gr18" draw:text-style-name="P11" draw:layer="layout" svg:width="3.957cm" svg:height="1.505cm" svg:x="3.6cm" svg:y="7.295cm">
            <draw:text-box>
              <text:p><text:span text:style-name="T8">T</text:span><text:span text:style-name="T8">i</text:span><text:span text:style-name="T8">m</text:span><text:span text:style-name="T8">e </text:span><text:span text:style-name="T8">(</text:span><text:span text:style-name="T8">w</text:span><text:span text:style-name="T8">e</text:span><text:span text:style-name="T8">e</text:span><text:span text:style-name="T8">k</text:span><text:span text:style-name="T8">s</text:span><text:span text:style-name="T8">)</text:span></text:p>
            </draw:text-box>
          </draw:frame>
        </draw:g>
        <draw:frame draw:style-name="gr19" draw:text-style-name="P12" draw:layer="layout" svg:width="0.8cm" svg:height="1.3cm" svg:x="12.02cm" svg:y="5.27cm">
          <draw:text-box>
            <text:p><text:span text:style-name="T10">2</text:span></text:p>
          </draw:text-box>
        </draw:frame>
        <draw:frame draw:style-name="gr20" draw:text-style-name="P13" draw:layer="layout" svg:width="2.83cm" svg:height="0.958cm" svg:x="11.57cm" svg:y="5cm">
          <draw:text-box>
            <text:p><text:span text:style-name="T11">R</text:span><text:span text:style-name="T12"> </text:span><text:span text:style-name="T13"><text:s/></text:span><text:span text:style-name="T12">=</text:span><text:span text:style-name="T13"> </text:span><text:span text:style-name="T12">3</text:span><text:span text:style-name="T12">.</text:span><text:span text:style-name="T12">2</text:span></text:p>
          </draw:text-box>
        </draw:frame>
        <draw:frame draw:style-name="gr7" draw:text-style-name="P11" draw:layer="layout" svg:width="2.656cm" svg:height="0.878cm" draw:transform="rotate (1.5707963267949) translate (10.3cm 10.365cm)">
          <draw:text-box>
            <text:p><text:span text:style-name="T8">I</text:span><text:span text:style-name="T8">n</text:span><text:span text:style-name="T8">ci</text:span><text:span text:style-name="T8">d</text:span><text:span text:style-name="T8">e</text:span><text:span text:style-name="T8">n</text:span><text:span text:style-name="T8">c</text:span><text:span text:style-name="T8">e</text:span></text:p>
          </draw:text-box>
        </draw:frame>
        <draw:custom-shape draw:style-name="gr5" draw:text-style-name="P4" draw:layer="layout" svg:width="1.199cm" svg:height="0.5cm" draw:transform="rotate (-0.785398163397448) translate (8.102cm 4.9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9" draw:layer="layout" svg:width="0.8cm" svg:height="3.3cm" svg:x="10.3cm" svg:y="7.1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6" draw:text-style-name="P5" draw:layer="layout" svg:width="6.9cm" svg:height="3.768cm" svg:x="9.5cm" svg:y="6.9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367C236B8D7B93E5.png" xlink:type="simple" xlink:show="embed" xlink:actuate="onLoad" loext:mime-type="image/png"/>
            </draw:frame>
            <draw:custom-shape draw:style-name="gr22" draw:text-style-name="P9" draw:layer="layout" svg:width="4.5cm" svg:height="1cm" svg:x="10.5cm" svg:y="9.999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11" draw:layer="layout" svg:width="2.7cm" svg:height="1.378cm" draw:transform="rotate (1.5707963267949) translate (8.922cm 10.599cm)">
              <draw:text-box>
                <text:p><text:span text:style-name="T8">Incidence</text:span></text:p>
              </draw:text-box>
            </draw:frame>
            <draw:frame draw:style-name="gr12" draw:text-style-name="P10" draw:layer="layout" svg:width="1.018cm" svg:height="0.839cm" svg:x="9.44cm" svg:y="8.759cm">
              <draw:text-box>
                <text:p><text:span text:style-name="T9">20</text:span></text:p>
              </draw:text-box>
            </draw:frame>
            <draw:frame draw:style-name="gr12" draw:text-style-name="P10" draw:layer="layout" svg:width="1.018cm" svg:height="0.839cm" svg:x="12.682cm" svg:y="9.96cm">
              <draw:text-box>
                <text:p><text:span text:style-name="T9">2</text:span></text:p>
              </draw:text-box>
            </draw:frame>
            <draw:frame draw:style-name="gr12" draw:text-style-name="P10" draw:layer="layout" svg:width="1.018cm" svg:height="0.839cm" svg:x="11.182cm" svg:y="9.96cm">
              <draw:text-box>
                <text:p><text:span text:style-name="T9">1</text:span></text:p>
              </draw:text-box>
            </draw:frame>
            <draw:frame draw:style-name="gr18" draw:text-style-name="P11" draw:layer="layout" svg:width="3.957cm" svg:height="1.505cm" svg:x="11.317cm" svg:y="10.595cm">
              <draw:text-box>
                <text:p><text:span text:style-name="T8">Time (weeks)</text:span></text:p>
              </draw:text-box>
            </draw:frame>
            <draw:frame draw:style-name="gr12" draw:text-style-name="P10" draw:layer="layout" svg:width="1.018cm" svg:height="0.839cm" svg:x="9.7cm" svg:y="9.599cm">
              <draw:text-box>
                <text:p><text:span text:style-name="T9">0</text:span></text:p>
              </draw:text-box>
            </draw:frame>
          </draw:g>
        </draw:g>
        <draw:custom-shape draw:style-name="gr5" draw:text-style-name="P4" draw:layer="layout" svg:width="1.199cm" svg:height="0.5cm" svg:x="15.301cm" svg:y="8.5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5" draw:layer="layout" svg:width="4.571cm" svg:height="1.725cm" svg:x="3.1cm" svg:y="3.5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4DC94E3613FB216D.png" xlink:type="simple" xlink:show="embed" xlink:actuate="onLoad" loext:mime-type="image/png"/>
        </draw:frame>
        <draw:frame draw:style-name="gr25" draw:text-style-name="P5" draw:layer="layout" svg:width="4.734cm" svg:height="2.2cm" svg:x="10.4cm" svg:y="6.5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367C236B8D7B93E5.png" xlink:type="simple" xlink:show="embed" xlink:actuate="onLoad" loext:mime-type="image/png"/>
        </draw:frame>
        <draw:frame draw:style-name="gr26" draw:text-style-name="P5" draw:layer="layout" svg:width="5.8cm" svg:height="1.599cm" svg:x="18cm" svg:y="10.801cm">
          <draw:image xlink:href="Pictures/1000A768000033AD00003E03B9C266FC12E677AA.svg" xlink:type="simple" xlink:show="embed" xlink:actuate="onLoad" loext:mime-type="image/svg+xml">
            <text:p/>
          </draw:image>
          <draw:image xlink:href="Pictures/10000201000001F4000002585BD850E9C53EC6EC.png" xlink:type="simple" xlink:show="embed" xlink:actuate="onLoad" loext:mime-type="image/png"/>
        </draw:frame>
        <draw:g>
          <draw:custom-shape draw:style-name="gr27" draw:text-style-name="P14" draw:layer="layout" svg:width="1.585cm" svg:height="0.254cm" draw:transform="rotate (0.785398163397448) translate (22.142cm 12.044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806cm" svg:height="0.254cm" draw:transform="rotate (-0.785398163397449) translate (21.932cm 11.473cm)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9" draw:layer="layout" svg:width="5.9cm" svg:height="0.9cm" svg:x="17.7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3.6cm" svg:x="17.4cm" svg:y="6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7cm" svg:height="6.5cm" svg:x="17.3cm" svg:y="6.6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018cm" svg:height="0.839cm" svg:x="17.1cm" svg:y="11.12cm">
          <draw:text-box>
            <text:p><text:span text:style-name="T9">20</text:span></text:p>
          </draw:text-box>
        </draw:frame>
        <draw:frame draw:style-name="gr12" draw:text-style-name="P10" draw:layer="layout" svg:width="1.018cm" svg:height="0.839cm" svg:x="17.375cm" svg:y="12.067cm">
          <draw:text-box>
            <text:p><text:span text:style-name="T9">0</text:span></text:p>
          </draw:text-box>
        </draw:frame>
        <draw:frame draw:style-name="gr12" draw:text-style-name="P10" draw:layer="layout" svg:width="1.018cm" svg:height="0.839cm" svg:x="18.8cm" svg:y="12.361cm">
          <draw:text-box>
            <text:p><text:span text:style-name="T9">1</text:span></text:p>
          </draw:text-box>
        </draw:frame>
        <draw:frame draw:style-name="gr12" draw:text-style-name="P10" draw:layer="layout" svg:width="1.018cm" svg:height="0.839cm" svg:x="20.382cm" svg:y="12.361cm">
          <draw:text-box>
            <text:p><text:span text:style-name="T9">2</text:span></text:p>
          </draw:text-box>
        </draw:frame>
        <draw:frame draw:style-name="gr7" draw:text-style-name="P11" draw:layer="layout" svg:width="2.7cm" svg:height="0.878cm" draw:transform="rotate (1.5707963267949) translate (16.522cm 10.9cm)">
          <draw:text-box>
            <text:p><text:span text:style-name="T8">Incidence</text:span></text:p>
          </draw:text-box>
        </draw:frame>
        <draw:frame draw:style-name="gr31" draw:text-style-name="P11" draw:layer="layout" svg:width="4.233cm" svg:height="1.058cm" svg:x="18.567cm" svg:y="12.9cm">
          <draw:text-box>
            <text:p><text:span text:style-name="T8">Time (weeks)</text:span></text:p>
          </draw:text-box>
        </draw:frame>
        <draw:custom-shape draw:style-name="gr32" draw:text-style-name="P9" draw:layer="layout" svg:width="3.1cm" svg:height="0.4cm" svg:x="18.2cm" svg:y="10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1cm" svg:height="0.4cm" svg:x="18.2cm" svg:y="8.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018cm" svg:height="0.839cm" svg:x="18.8cm" svg:y="10.162cm">
          <draw:text-box>
            <text:p><text:span text:style-name="T9">1</text:span></text:p>
          </draw:text-box>
        </draw:frame>
        <draw:frame draw:style-name="gr12" draw:text-style-name="P10" draw:layer="layout" svg:width="1.018cm" svg:height="0.839cm" svg:x="20.382cm" svg:y="10.162cm">
          <draw:text-box>
            <text:p><text:span text:style-name="T9">2</text:span></text:p>
          </draw:text-box>
        </draw:frame>
        <draw:frame draw:style-name="gr12" draw:text-style-name="P10" draw:layer="layout" svg:width="1.018cm" svg:height="0.839cm" svg:x="18.8cm" svg:y="7.762cm">
          <draw:text-box>
            <text:p><text:span text:style-name="T9">1</text:span></text:p>
          </draw:text-box>
        </draw:frame>
        <draw:frame draw:style-name="gr12" draw:text-style-name="P10" draw:layer="layout" svg:width="1.018cm" svg:height="0.839cm" svg:x="20.382cm" svg:y="7.762cm">
          <draw:text-box>
            <text:p><text:span text:style-name="T9">2</text:span></text:p>
          </draw:text-box>
        </draw:frame>
        <draw:frame draw:style-name="gr12" draw:text-style-name="P10" draw:layer="layout" svg:width="1.018cm" svg:height="0.839cm" svg:x="17.1cm" svg:y="8.98cm">
          <draw:text-box>
            <text:p><text:span text:style-name="T9">20</text:span></text:p>
          </draw:text-box>
        </draw:frame>
        <draw:frame draw:style-name="gr12" draw:text-style-name="P10" draw:layer="layout" svg:width="1.018cm" svg:height="0.839cm" svg:x="17.376cm" svg:y="9.867cm">
          <draw:text-box>
            <text:p><text:span text:style-name="T9">0</text:span></text:p>
          </draw:text-box>
        </draw:frame>
        <draw:frame draw:style-name="gr12" draw:text-style-name="P10" draw:layer="layout" svg:width="1.018cm" svg:height="0.839cm" svg:x="17.1cm" svg:y="6.57cm">
          <draw:text-box>
            <text:p><text:span text:style-name="T9">20</text:span></text:p>
          </draw:text-box>
        </draw:frame>
        <draw:frame draw:style-name="gr12" draw:text-style-name="P10" draw:layer="layout" svg:width="1.018cm" svg:height="0.839cm" svg:x="17.377cm" svg:y="7.467cm">
          <draw:text-box>
            <text:p><text:span text:style-name="T9">0</text:span></text:p>
          </draw:text-box>
        </draw:frame>
        <draw:frame draw:style-name="gr33" draw:text-style-name="P5" draw:layer="layout" svg:width="5.8cm" svg:height="1.599cm" svg:x="18cm" svg:y="8.6cm">
          <draw:image xlink:href="Pictures/1000A768000033AD00003E03B9C266FC12E677AA.svg" xlink:type="simple" xlink:show="embed" xlink:actuate="onLoad" loext:mime-type="image/svg+xml">
            <text:p/>
          </draw:image>
          <draw:image xlink:href="Pictures/10000201000001F4000002585BD850E9C53EC6EC.png" xlink:type="simple" xlink:show="embed" xlink:actuate="onLoad" loext:mime-type="image/png"/>
        </draw:frame>
        <draw:frame draw:style-name="gr34" draw:text-style-name="P5" draw:layer="layout" svg:width="5.8cm" svg:height="3.097cm" svg:x="18cm" svg:y="4.702cm">
          <draw:image xlink:href="Pictures/1000A768000033AD00003E03B9C266FC12E677AA.svg" xlink:type="simple" xlink:show="embed" xlink:actuate="onLoad" loext:mime-type="image/svg+xml">
            <text:p/>
          </draw:image>
          <draw:image xlink:href="Pictures/10000201000001F4000002585BD850E9C53EC6EC.png" xlink:type="simple" xlink:show="embed" xlink:actuate="onLoad" loext:mime-type="image/png"/>
        </draw:frame>
        <draw:custom-shape draw:style-name="gr35" draw:text-style-name="P15" draw:layer="layout" svg:width="1.375cm" svg:height="1.375cm" draw:transform="rotate (0.785398163397448) translate (21.548cm 7.0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14" draw:layer="layout" svg:width="1.585cm" svg:height="0.254cm" draw:transform="rotate (0.785398163397448) translate (22.142cm 9.845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806cm" svg:height="0.254cm" draw:transform="rotate (-0.785398163397449) translate (21.932cm 9.274cm)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5" draw:layer="layout" svg:width="4.734cm" svg:height="2.2cm" svg:x="18.2cm" svg:y="4.3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367C236B8D7B93E5.png" xlink:type="simple" xlink:show="embed" xlink:actuate="onLoad" loext:mime-type="image/png"/>
        </draw:frame>
        <draw:custom-shape draw:style-name="gr36" draw:text-style-name="P9" draw:layer="layout" svg:width="3.1cm" svg:height="0.6cm" svg:x="4.2cm" svg:y="3.8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3.347cm" svg:height="0.839cm" svg:x="4.03cm" svg:y="3.74cm">
          <draw:text-box>
            <text:p><text:span text:style-name="T14">Week 1 data</text:span></text:p>
          </draw:text-box>
        </draw:frame>
        <draw:custom-shape draw:style-name="gr38" draw:text-style-name="P9" draw:layer="layout" svg:width="3.499cm" svg:height="0.6cm" svg:x="11.501cm" svg:y="6.701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3.969cm" svg:height="0.839cm" svg:x="11.33cm" svg:y="6.64cm">
          <draw:text-box>
            <text:p><text:span text:style-name="T14">Week 1-2 data</text:span></text:p>
          </draw:text-box>
        </draw:frame>
        <draw:custom-shape draw:style-name="gr38" draw:text-style-name="P9" draw:layer="layout" svg:width="3.499cm" svg:height="0.6cm" svg:x="19.302cm" svg:y="4.502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3.969cm" svg:height="0.839cm" svg:x="19.131cm" svg:y="4.441cm">
          <draw:text-box>
            <text:p><text:span text:style-name="T14">Week 1-2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1" svg:font-family="aakar" style:font-family-generic="roman" style:font-pitch="variable"/>
    <style:font-face style:name="aakar2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" fo:font-family="aakar" style:font-style-name="Regular" style:font-pitch="variable" fo:font-size="18pt" fo:text-shadow="none" style:text-underline-style="none" fo:font-weight="normal" style:letter-kerning="true" style:font-name-asian="DejaVu Sans1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6-19T11:40:11.062907457</dc:date>
    <meta:editing-duration>PT17H59M27S</meta:editing-duration>
    <meta:editing-cycles>67</meta:editing-cycles>
    <meta:generator>LibreOffice/6.4.7.2$Linux_X86_64 LibreOffice_project/40$Build-2</meta:generator>
    <meta:document-statistic meta:object-count="85"/>
  </office:meta>
</office:document-meta>
</file>